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add9f"/>
    </style:style>
    <style:style style:name="T13" style:family="text">
      <style:text-properties officeooo:rsid="000bb177"/>
    </style:style>
    <style:style style:name="T14" style:family="text">
      <style:text-properties officeooo:rsid="000c1b50"/>
    </style:style>
    <style:style style:name="T15" style:family="text">
      <style:text-properties officeooo:rsid="000e0f21"/>
    </style:style>
    <style:style style:name="T16" style:family="text">
      <style:text-properties officeooo:rsid="000ec98f"/>
    </style:style>
    <style:style style:name="T17" style:family="text">
      <style:text-properties officeooo:rsid="001073d3"/>
    </style:style>
    <style:style style:name="T18" style:family="text">
      <style:text-properties officeooo:rsid="0011652f"/>
    </style:style>
    <style:style style:name="T19" style:family="text">
      <style:text-properties officeooo:rsid="0011a969"/>
    </style:style>
    <style:style style:name="T20" style:family="text">
      <style:text-properties officeooo:rsid="0013843a"/>
    </style:style>
    <style:style style:name="T21" style:family="text">
      <style:text-properties officeooo:rsid="0013e9c2"/>
    </style:style>
    <style:style style:name="T22" style:family="text">
      <style:text-properties officeooo:rsid="0015808c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4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0">Walnut Brown Ale</text:span> <text:s text:c="63"/></text:p>
      <text:p text:style-name="P9">Brew Date: <text:s text:c="6"/><text:span text:style-name="T10">Feb 20'16</text:span> <text:s text:c="62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8" svg:x1="1.543cm" svg:y1="0.624cm" svg:x2="1.622cm" svg:y2="6.577cm"><text:p/></draw:line><draw:line text:anchor-type="paragraph" draw:z-index="5" draw:style-name="gr2" draw:text-style-name="P18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6 <text:s text:c="6"/># <text:s text:c="5"/>Pale</text:p>
      <text:p text:style-name="P11">8 <text:s text:c="8"/># <text:s text:c="6"/>Bisquit</text:p>
      <text:p text:style-name="P10">1.5 <text:s text:c="6"/># <text:s text:c="4"/>Crystal 60-80L</text:p>
      <text:p text:style-name="P10">2 <text:s text:c="9"/># <text:s text:c="5"/>Wheat</text:p>
      <text:p text:style-name="P10">1 <text:s text:c="8"/># <text:s text:c="6"/>Brown</text:p>
      <text:p text:style-name="P10">2 <text:s text:c="8"/>c <text:s text:c="7"/>Toasted walnuts <text:s text:c="3"/></text:p>
      <text:p text:style-name="P7"><text:s/>1 <text:s text:c="15"/>Tsp NaCl (mash)</text:p>
      <text:p text:style-name="P7"><draw:custom-shape text:anchor-type="paragraph" draw:z-index="2" draw:style-name="gr1" draw:text-style-name="P18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15"><draw:line text:anchor-type="paragraph" draw:z-index="4" draw:style-name="gr2" draw:text-style-name="P18" svg:x1="1.623cm" svg:y1="0.626cm" svg:x2="1.702cm" svg:y2="0.6cm"><text:p/></draw:line> <text:s text:c="4"/>Irish Moss</text:p>
      <text:p text:style-name="P16"><text:s text:c="13"/><text:span text:style-name="T10">Nottingham</text:span></text:p>
      <text:p text:style-name="P7"/>
      <text:p text:style-name="P7"/>
      <text:p text:style-name="P7"><draw:line text:anchor-type="paragraph" draw:z-index="7" draw:style-name="gr2" draw:text-style-name="P18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18" svg:x1="2.549cm" svg:y1="0.012cm" svg:x2="2.628cm" svg:y2="3.452cm"><text:p/></draw:line> <text:s text:c="2"/><text:span text:style-name="T10">56 <text:s text:c="2"/>g <text:s text:c="4"/>NB</text:span> <text:s text:c="22"/><text:span text:style-name="T10">9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text:span text:style-name="T22">Feb 22'16</text:span></text:p>
      <text:p text:style-name="P12">Racked:<text:tab/><text:tab/><text:span text:style-name="T22">Feb 27</text:span><text:tab/><text:tab/><text:tab/><text:tab/></text:p>
      <text:p text:style-name="P12">Racked: <text:s text:c="3"/></text:p>
      <text:p text:style-name="P12">Bottled:<text:tab/> <text:s text:c="2"/><text:span text:style-name="T22">Mar 13 <text:s/>6x 650ml/1x1L</text:span><text:tab/><text:tab/><text:tab/><text:tab/><text:tab/></text:p>
      <text:p text:style-name="P12">Kegged: <text:s text:c="5"/><text:span text:style-name="T22">Mar 13 <text:s text:c="2"/>1x 10 gal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><text:soft-page-break/></text:p>
      <text:p text:style-name="P12"/>
      <text:p text:style-name="P12"/>
      <text:p text:style-name="P12"/>
      <text:p text:style-name="P12">Start Time:<text:span text:style-name="T12">7:45</text:span></text:p>
      <text:p text:style-name="P12">Fill mash tun:<text:tab/><text:span text:style-name="T12">Sun</text:span></text:p>
      <text:p text:style-name="P12">Fill sparge kettle:<text:tab/><text:span text:style-name="T12">Sun</text:span><text:tab/><text:tab/><text:tab/><text:tab/></text:p>
      <text:p text:style-name="P12">Fire burners: <text:span text:style-name="T12">7:45</text:span>am</text:p>
      <text:p text:style-name="P12">Heat Mash Tun : Target Temp: 1<text:span text:style-name="T12">50</text:span> <text:s text:c="3"/></text:p>
      <text:p text:style-name="P12">Heat Sparge Kettle: Target Temp: 1<text:span text:style-name="T12">55</text:span></text:p>
      <text:p text:style-name="P12"><draw:frame draw:style-name="fr3" draw:name="Object2" text:anchor-type="paragraph" svg:x="9.416cm" svg:y="0cm" svg:width="11.536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2">Target Temp (Mash): 15<text:span text:style-name="T12">0</text:span></text:p>
      <text:p text:style-name="P12">Grind grain: <text:s text:c="3"/><text:span text:style-name="T13">8:25</text:span></text:p>
      <text:p text:style-name="P12">sparge temp:<text:span text:style-name="T13">160</text:span></text:p>
      <text:p text:style-name="P12">Strike Temp: <text:span text:style-name="T13">150</text:span></text:p>
      <text:p text:style-name="P12">pump temp: <text:s/><text:span text:style-name="T13">150</text:span></text:p>
      <text:p text:style-name="P12">Mash in: <text:span text:style-name="T13">8:45</text:span></text:p>
      <text:p text:style-name="P12">Mash: Duration: <text:s text:c="2"/><text:span text:style-name="T13">90</text:span> <text:s text:c="4"/>minutes <text:s text:c="7"/></text:p>
      <text:p text:style-name="P12">Start: <text:s text:c="2"/><text:span text:style-name="T14">8:45</text:span> <text:s text:c="16"/>Finish: <text:span text:style-name="T14">10:15</text:span></text:p>
      <text:p text:style-name="P12">Heat (to deactivate enzymes)<text:tab/><text:tab/></text:p>
      <text:p text:style-name="P12">Target Temp: 168 <text:s text:c="2"/>Start: <text:s/><text:span text:style-name="T15">10:15</text:span> <text:s text:c="4"/></text:p>
      <text:p text:style-name="P12">Finish: <text:s text:c="2"/><text:span text:style-name="T16">10:35</text:span></text:p>
      <text:p text:style-name="P12">Heat Sparge H20 (Target175◦) <text:s text:c="7"/></text:p>
      <text:p text:style-name="P12">Sparge: Start: <text:s/><text:span text:style-name="T16">10:36</text:span></text:p>
      <text:p text:style-name="P12">Finish:<text:span text:style-name="T18">11:30</text:span></text:p>
      <text:p text:style-name="P12">Wort collected: <text:s text:c="2"/><text:span text:style-name="T18">full kettle +15 qts</text:span></text:p>
      <text:p text:style-name="P12">Boil : Burner On: <text:s/><text:span text:style-name="T17">11:05</text:span></text:p>
      <text:p text:style-name="P12">Rolling Boil: <text:s text:c="2"/><text:span text:style-name="T19">11:45</text:span> </text:p>
      <text:p text:style-name="P12">Hops In: <text:s text:c="3"/><text:span text:style-name="T19">11:55</text:span> <text:s text:c="5"/></text:p>
      <text:p text:style-name="P12">Hops in : <text:span text:style-name="T19">1:10</text:span></text:p>
      <text:p text:style-name="P12">Duration: 90 min <text:s/>Start: <text:s/><text:span text:style-name="T19">11:55</text:span></text:p>
      <text:p text:style-name="P12">Finish: <text:s text:c="3"/><text:span text:style-name="T19">1:25</text:span> <text:s text:c="2"/></text:p>
      <text:p text:style-name="P12">Burner Off: <text:span text:style-name="T19">1:25</text:span></text:p>
      <text:p text:style-name="P12">Rest 15 min <text:s text:c="7"/></text:p>
      <text:p text:style-name="P12">Pump and chill: <text:s text:c="4"/></text:p>
      <text:p text:style-name="P12">Start: <text:s text:c="3"/><text:span text:style-name="T20">1:40</text:span> <text:s text:c="3"/>Finish: <text:span text:style-name="T21">2:10</text:span> <text:s text:c="4"/></text:p>
      <text:p text:style-name="P12">OG : <text:s text:c="2"/><text:span text:style-name="T21">1.067</text:span></text:p>
      <text:p text:style-name="P13">Yeast: <text:span text:style-name="T21">Nottingham ale</text:span> </text:p>
      <text:p text:style-name="P12">Irish Moss</text:p>
      <text:p text:style-name="P5"/>
      <text:p text:style-name="P5"/>
      <text:p text:style-name="P5"/>
      <text:p text:style-name="P5">Notes:<text:span text:style-name="T12">forgot bisquit last time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5T07:35:50.229124280</dc:date>
    <meta:editing-duration>PT5H56M32S</meta:editing-duration>
    <meta:editing-cycles>9</meta:editing-cycles>
    <meta:document-statistic meta:table-count="0" meta:image-count="0" meta:object-count="3" meta:page-count="2" meta:paragraph-count="63" meta:word-count="213" meta:character-count="2550" meta:non-whitespace-character-count="9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35cm" svg:height="8.999cm" xlink:href="." xlink:type="simple" chart:class="chart:line" chart:style-name="ch1">
        <chart:title svg:x="2.932cm" svg:y="0.315cm" chart:style-name="ch2">
          <text:p>Walnut Brown Ale Feb 21'16</text:p>
        </chart:title>
        <chart:legend chart:legend-position="end" svg:x="8.868cm" svg:y="3.702cm" style:legend-expansion="high" chart:style-name="ch3"/>
        <chart:plot-area chart:style-name="ch4" chart:data-source-has-labels="both" svg:x="1.241cm" svg:y="1.299cm" svg:width="7.397cm" svg:height="6.54cm">
          <chartooo:coordinate-region svg:x="2.392cm" svg:y="1.498cm" svg:width="6.246cm" svg:height="5.296cm"/>
          <chart:axis chart:dimension="x" chart:name="primary-x" chart:style-name="ch5" chartooo:axis-type="auto">
            <chartooo:date-scale/>
            <chart:title svg:x="4.577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9">
                <text:p>149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">
                <text:p>153</text:p>
              </table:table-cell>
              <table:table-cell office:value-type="float" office:value="161">
                <text:p>1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173">
                <text:p>1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